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vcNamespaceTests.testCustom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vcNamespaceTests.testPathMatchingHandler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PathMatcher.getPatternComparato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NamespaceTests.testContentNegoti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vcNamespa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ontroller.testBind( @ RequestParam @ IsoDate Date date , @ RequestParam ( required = false ) @ PercentNumber Double percent , @ MyValid TestBean bean , Binding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thMatcher.extractUriTemplateVariables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ockServletContext.getNamedDispatcher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vcNamespaceTests.testResourcesWithOption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vcNamespaceTests.testResour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vcNamespaceTests.testDefaultServl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vcNamespaceTests.testAsyncSuppor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MockServletContext.getVirtual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thMatcher.combine( String pattern1 , String patter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cheManager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Validator.validate( @ Nullable Object target , Errors 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NamespaceTests.testResourcesWithResolversTransfor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vcNamespaceTests.tes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vcNamespaceTests.testViewResolutionWithContentNegoti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vcNamespaceTests.testBean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vcNamespaceTests.testDefaultServletHandlerWithOption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vcNamespaceTests.testDefaultConfigWithBeansIn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PathMatcher.matchStart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NamespaceTests.doTestCustomValidator(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vcNamespaceTests.testResourcesWithResolversTransformers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vcNamespaceTests.testViewControllersOnWebSp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MvcNamespaceTests.testDefaultConfi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TestCacheManager.get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NamespaceTests.testViewControl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MvcNamespaceTests.testCustom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thMatcher.isPatter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NamespaceTests.loadBeanDefinition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athMatcher.match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athMatcher.extractPathWithinPattern( String pattern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NamespaceTests.testC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vcNamespaceTests.testViewControllersDefaul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Bean.set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vcNamespaceTests.testCorsMinim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vcNamespaceTests.testView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MvcNamespaceTests.testViewResolutionWithOrd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